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24-12-30 2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24-01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23-01-11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22-01-04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21-01-04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20-01-03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8-01-04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5-01-13 16:4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4-01-06 18:58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3-01-07 17:57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2-01-04 15:3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1-01-05 18:5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10-01-05 21:06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9-01-05 20:1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7-01-08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6-01-04 21:3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4-01-06 15:5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3-01-10 15:53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2-01-07 17:48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1-01-06 16:38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1-01-05 23:49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2000-01-06 19:0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9-01-05 20:2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7-01-06 23:2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8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8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14100284601</text:p>
          </table:table-cell>
          <table:table-cell office:value-type="string" calcext:value-type="string">
            <text:p>1984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